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10-0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12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7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19779310345" calcext:value-type="float">
            <text:p>7.07419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6016" calcext:value-type="float">
            <text:p>7.04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720951724138" calcext:value-type="float">
            <text:p>6.9972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6336" calcext:value-type="float">
            <text:p>6.92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3072" calcext:value-type="float">
            <text:p>6.92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80903225807" calcext:value-type="float">
            <text:p>6.927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324" calcext:value-type="float">
            <text:p>6.91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69096774194" calcext:value-type="float">
            <text:p>6.9786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14786206897" calcext:value-type="float">
            <text:p>7.00314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47638709677" calcext:value-type="float">
            <text:p>6.982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3784516129" calcext:value-type="float">
            <text:p>7.1083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06" calcext:value-type="float">
            <text:p>7.08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54824" calcext:value-type="float">
            <text:p>7.08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6496" calcext:value-type="float">
            <text:p>7.1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98270967742" calcext:value-type="float">
            <text:p>7.198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75716129032" calcext:value-type="float">
            <text:p>7.188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4896" calcext:value-type="float">
            <text:p>7.16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07922580645" calcext:value-type="float">
            <text:p>7.246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9728" calcext:value-type="float">
            <text:p>7.37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22232258065" calcext:value-type="float">
            <text:p>7.4692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95971428571" calcext:value-type="float">
            <text:p>7.4609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60696774194" calcext:value-type="float">
            <text:p>7.449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11987096774" calcext:value-type="float">
            <text:p>7.5221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47668965517" calcext:value-type="float">
            <text:p>7.47947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85161290323" calcext:value-type="float">
            <text:p>7.452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8912" calcext:value-type="float">
            <text:p>7.53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9295483871" calcext:value-type="float">
            <text:p>7.547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24774193548" calcext:value-type="float">
            <text:p>7.488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6992" calcext:value-type="float">
            <text:p>7.52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66761290323" calcext:value-type="float">
            <text:p>7.5046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3276" calcext:value-type="float">
            <text:p>7.52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33380645161" calcext:value-type="float">
            <text:p>7.5623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35714285714" calcext:value-type="float">
            <text:p>7.5383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105858064516" calcext:value-type="float">
            <text:p>7.511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4472" calcext:value-type="float">
            <text:p>7.41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5456" calcext:value-type="float">
            <text:p>7.36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75406451613" calcext:value-type="float">
            <text:p>7.3237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0964" calcext:value-type="float">
            <text:p>7.299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456387096774" calcext:value-type="float">
            <text:p>7.264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36438709678" calcext:value-type="float">
            <text:p>7.22936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058" calcext:value-type="float">
            <text:p>7.19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24696774194" calcext:value-type="float">
            <text:p>7.2362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1712" calcext:value-type="float">
            <text:p>7.36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11316129032" calcext:value-type="float">
            <text:p>7.3701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00314285714" calcext:value-type="float">
            <text:p>7.3730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85058064516" calcext:value-type="float">
            <text:p>7.370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04941935484" calcext:value-type="float">
            <text:p>7.4500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52" calcext:value-type="float">
            <text:p>7.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51793548387" calcext:value-type="float">
            <text:p>7.425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0152" calcext:value-type="float">
            <text:p>7.5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0544516129" calcext:value-type="float">
            <text:p>7.564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59174193548" calcext:value-type="float">
            <text:p>7.573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17528" calcext:value-type="float">
            <text:p>7.52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72025806452" calcext:value-type="float">
            <text:p>7.4957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8496" calcext:value-type="float">
            <text:p>7.50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71884" calcext:value-type="float">
            <text:p>7.527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44220689655" calcext:value-type="float">
            <text:p>7.57144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1284" calcext:value-type="float">
            <text:p>7.555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53083870968" calcext:value-type="float">
            <text:p>7.688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2872" calcext:value-type="float">
            <text:p>7.7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87703225807" calcext:value-type="float">
            <text:p>7.8528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476" calcext:value-type="float">
            <text:p>7.87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7376" calcext:value-type="float">
            <text:p>7.8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49703225806" calcext:value-type="float">
            <text:p>7.860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6976" calcext:value-type="float">
            <text:p>7.9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58941935484" calcext:value-type="float">
            <text:p>7.9605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692" calcext:value-type="float">
            <text:p>7.94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58309677419" calcext:value-type="float">
            <text:p>7.9345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89942857143" calcext:value-type="float">
            <text:p>7.9038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19741935484" calcext:value-type="float">
            <text:p>7.872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22116129032" calcext:value-type="float">
            <text:p>7.853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60180645161" calcext:value-type="float">
            <text:p>7.801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878910344828" calcext:value-type="float">
            <text:p>7.75878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99806451613" calcext:value-type="float">
            <text:p>7.7519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02361290323" calcext:value-type="float">
            <text:p>7.6860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0272" calcext:value-type="float">
            <text:p>7.73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33858064516" calcext:value-type="float">
            <text:p>7.846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398" calcext:value-type="float">
            <text:p>8.010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489806451613" calcext:value-type="float">
            <text:p>8.094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45793548387" calcext:value-type="float">
            <text:p>8.0884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52490322581" calcext:value-type="float">
            <text:p>8.169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9032" calcext:value-type="float">
            <text:p>8.1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506" calcext:value-type="float">
            <text:p>8.11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332" calcext:value-type="float">
            <text:p>8.101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60606451613" calcext:value-type="float">
            <text:p>8.0446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756" calcext:value-type="float">
            <text:p>7.9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7604" calcext:value-type="float">
            <text:p>8.039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39948387097" calcext:value-type="float">
            <text:p>8.1123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3704" calcext:value-type="float">
            <text:p>8.2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8664516129" calcext:value-type="float">
            <text:p>8.3458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898" calcext:value-type="float">
            <text:p>8.32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76412903226" calcext:value-type="float">
            <text:p>8.313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22738461538" calcext:value-type="float">
            <text:p>8.384227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92" meta:object-count="0"/>
    <meta:user-defined meta:name="AppVersion">3.0</meta:user-defined>
  </office:meta>
</office:document-meta>
</file>